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Arial" fo:font-size="32pt" fo:letter-spacing="normal" fo:font-style="normal" fo:font-weight="normal" style:font-size-asian="32pt" style:font-size-complex="32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8pt" fo:letter-spacing="normal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6pt" fo:letter-spacing="normal" fo:font-style="normal" fo:font-weight="normal" style:font-size-asian="16pt" style:font-size-complex="16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6pt" fo:letter-spacing="normal" fo:font-style="normal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font-size="16pt" fo:letter-spacing="normal" officeooo:paragraph-rsid="000afb22" style:font-size-asian="16pt" style:font-size-complex="16pt"/>
    </style:style>
    <style:style style:name="T1" style:family="text">
      <style:text-properties style:font-name="Arial" fo:font-size="12pt" fo:font-style="normal" fo:font-weight="normal"/>
    </style:style>
    <style:style style:name="T2" style:family="text">
      <style:text-properties style:font-name="Arial" fo:font-size="12pt" fo:font-style="normal" fo:font-weight="normal" officeooo:rsid="000afb22"/>
    </style:style>
    <style:style style:name="T3" style:family="text">
      <style:text-properties style:font-name="Arial" fo:font-size="12pt" fo:font-style="normal" fo:font-weight="bold" style:font-weight-asian="bold" style:font-weight-complex="bold"/>
    </style:style>
    <style:style style:name="T4" style:family="text">
      <style:text-properties style:font-name="Arial" fo:font-style="normal" fo:font-weight="normal"/>
    </style:style>
    <style:style style:name="T5" style:family="text">
      <style:text-properties style:font-name="Arial" fo:font-style="normal" fo:font-weight="normal" officeooo:rsid="000afb22"/>
    </style:style>
    <style:style style:name="T6" style:family="text">
      <style:text-properties style:font-name="Arial" fo:font-style="normal" fo:font-weight="bold" style:font-weight-asian="bold" style:font-weight-complex="bold"/>
    </style:style>
    <style:style style:name="T7" style:family="text">
      <style:text-properties officeooo:rsid="000afb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>To <text:span text:style-name="T7">W</text:span>homsoever <text:span text:style-name="T7">I</text:span>t <text:span text:style-name="T7">M</text:span>ay <text:span text:style-name="T7">Be Concerened</text:span></text:p>
      <text:p text:style-name="P3"/>
      <text:p text:style-name="P3"/>
      <text:p text:style-name="P4">Subject: Request to collect letter head for Letter of recommendation  </text:p>
      <text:p text:style-name="P4"/>
      <text:p text:style-name="P4"/>
      <text:p text:style-name="P5"/>
      <text:p text:style-name="P7"><text:span text:style-name="T4">I am VIT alumni passed out in year 2017. I was planning to go for higher education and have talked to </text:span><text:span text:style-name="T6"> Prof. Vani MP</text:span><text:span text:style-name="T4"> and </text:span><text:span text:style-name="T6">Prof. Thippa Reddy</text:span><text:span text:style-name="T4"> for </text:span><text:span text:style-name="T6">letter of recommendation's</text:span><text:span text:style-name="T4">. Can you please provide two letter head's for same to my Junior D</text:span><text:span text:style-name="T5">ee</text:span><text:span text:style-name="T4">pankar </text:span><text:span text:style-name="T5">Arun Jain</text:span><text:span text:style-name="T4"> 19BBS0163.I would be really obliged and grateful to if you could do the needful.</text:span><text:span text:style-name="T5">I</text:span><text:span text:style-name="T4"> Am attaching my transcripts in the mail </text:span><text:span text:style-name="T5">as well as in the document.</text:span></text:p>
      <text:p text:style-name="P2"/>
      <text:p text:style-name="P2"/>
      <text:p text:style-name="P4"/>
      <text:p text:style-name="P6">Thanking you,</text:p>
      <text:p text:style-name="P6">Raveesh Khattar</text:p>
      <text:p text:style-name="P6">13BIT014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3:24:12.264116315</meta:creation-date>
    <dc:date>2020-01-13T13:28:18.948024443</dc:date>
    <meta:editing-duration>PT4M10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95" meta:character-count="545" meta:non-whitespace-character-count="453"/>
  </office:meta>
</office:document-meta>
</file>